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ans1" officeooo:rsid="000b9a32" officeooo:paragraph-rsid="000b9a32"/>
    </style:style>
    <style:style style:name="P2" style:family="paragraph" style:parent-style-name="Text_20_body">
      <style:text-properties style:font-name="Liberation Sans1" officeooo:paragraph-rsid="000b9a32"/>
    </style:style>
    <style:style style:name="P3" style:family="paragraph" style:parent-style-name="Standard">
      <style:text-properties style:font-name="Liberation Sans1" fo:font-size="12pt" fo:font-weight="bold" officeooo:paragraph-rsid="001867f9" style:font-size-asian="10.5pt" style:font-weight-asian="bold" style:font-size-complex="12pt" style:font-weight-complex="bold"/>
    </style:style>
    <style:style style:name="P4" style:family="paragraph" style:parent-style-name="Text_20_body">
      <style:text-properties style:font-name="Liberation Sans1" fo:font-size="12pt" fo:font-weight="bold" officeooo:rsid="001807a2" officeooo:paragraph-rsid="001867f9" style:font-size-asian="10.5pt" style:font-weight-asian="bold" style:font-size-complex="12pt" style:font-weight-complex="bold"/>
    </style:style>
    <style:style style:name="P5" style:family="paragraph" style:parent-style-name="Text_20_body">
      <style:text-properties style:font-name="Liberation Sans1" fo:font-size="12pt" officeooo:paragraph-rsid="001867f9" style:font-size-asian="10.5pt" style:font-size-complex="12pt"/>
    </style:style>
    <style:style style:name="P6" style:family="paragraph" style:parent-style-name="Text_20_body">
      <style:text-properties style:font-name="Liberation Sans1" fo:font-size="12pt" officeooo:rsid="001867f9" officeooo:paragraph-rsid="001867f9" style:font-size-asian="10.5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Liberation Sans1" fo:font-size="12pt" officeooo:rsid="001867f9" officeooo:paragraph-rsid="001867f9" style:font-size-asian="10.5pt" style:font-size-complex="12pt"/>
    </style:style>
    <style:style style:name="P8" style:family="paragraph" style:parent-style-name="Text_20_body">
      <style:text-properties style:font-name="Liberation Sans1" fo:font-size="12pt" officeooo:rsid="00192412" officeooo:paragraph-rsid="00192412" style:font-size-asian="10.5pt" style:font-size-complex="12pt"/>
    </style:style>
    <style:style style:name="P9" style:family="paragraph" style:parent-style-name="Text_20_body">
      <style:text-properties style:font-name="Liberation Sans1" fo:font-size="12pt" fo:font-weight="normal" officeooo:paragraph-rsid="001867f9" style:font-size-asian="10.5pt" style:font-weight-asian="normal" style:font-size-complex="12pt" style:font-weight-complex="normal"/>
    </style:style>
    <style:style style:name="P10" style:family="paragraph" style:parent-style-name="Heading_20_1">
      <style:text-properties style:font-name="Liberation Sans1" officeooo:paragraph-rsid="000b9a32"/>
    </style:style>
    <style:style style:name="P11" style:family="paragraph" style:parent-style-name="Heading_20_1">
      <style:paragraph-properties fo:break-before="page"/>
      <style:text-properties officeooo:rsid="001acbfa" officeooo:paragraph-rsid="001acbfa"/>
    </style:style>
    <style:style style:name="P12" style:family="paragraph" style:parent-style-name="Heading_20_3">
      <style:paragraph-properties fo:text-align="center" style:justify-single-word="false"/>
      <style:text-properties style:font-name="Liberation Sans1" fo:font-size="10pt" fo:font-weight="normal" officeooo:rsid="000b9a32" officeooo:paragraph-rsid="000b9a32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Liberation Sans1" fo:font-size="18pt" fo:font-weight="bold" officeooo:rsid="001867f9" officeooo:paragraph-rsid="000b9a32" style:font-name-asian="Noto Sans CJK SC" style:font-size-asian="18pt" style:font-weight-asian="bold" style:font-name-complex="Lohit Devanagari1" style:font-size-complex="18pt" style:font-weight-complex="bold"/>
    </style:style>
    <style:style style:name="P14" style:family="paragraph" style:parent-style-name="Text_20_body">
      <style:text-properties style:font-name="Liberation Sans1" fo:font-size="18pt" fo:font-weight="bold" officeooo:rsid="0015d116" officeooo:paragraph-rsid="000b9a32" style:font-name-asian="Noto Sans CJK SC" style:font-size-asian="18pt" style:font-weight-asian="bold" style:font-name-complex="Lohit Devanagari1" style:font-size-complex="18pt" style:font-weight-complex="bold"/>
    </style:style>
    <style:style style:name="P15" style:family="paragraph" style:parent-style-name="Text_20_body" style:list-style-name="L1">
      <style:text-properties style:font-name="Liberation Sans1" fo:font-size="12pt" officeooo:paragraph-rsid="001867f9" style:font-size-asian="10.5pt" style:font-size-complex="12pt"/>
    </style:style>
    <style:style style:name="P16" style:family="paragraph" style:parent-style-name="Text_20_body">
      <style:text-properties style:font-name="Liberation Sans1" fo:font-size="12pt" fo:font-weight="bold" officeooo:rsid="001807a2" officeooo:paragraph-rsid="001867f9" style:font-name-asian="Noto Sans CJK SC" style:font-size-asian="10.5pt" style:font-weight-asian="bold" style:font-name-complex="Lohit Devanagari1" style:font-size-complex="12pt" style:font-weight-complex="bold"/>
    </style:style>
    <style:style style:name="P17" style:family="paragraph" style:parent-style-name="Text_20_body" style:list-style-name="L1">
      <style:text-properties style:font-name="Liberation Sans1" fo:font-size="12pt" fo:font-weight="bold" officeooo:rsid="001867f9" officeooo:paragraph-rsid="001867f9" style:font-name-asian="Noto Sans CJK SC" style:font-size-asian="10.5pt" style:font-weight-asian="bold" style:font-name-complex="Lohit Devanagari1" style:font-size-complex="12pt" style:font-weight-complex="bold"/>
    </style:style>
    <style:style style:name="P18" style:family="paragraph" style:parent-style-name="Text_20_body">
      <style:text-properties style:font-name="Liberation Sans1" fo:font-size="12pt" fo:font-weight="normal" officeooo:rsid="0015d116" officeooo:paragraph-rsid="001867f9" style:font-name-asian="Noto Sans CJK SC" style:font-size-asian="10.5pt" style:font-weight-asian="normal" style:font-name-complex="Lohit Devanagari1" style:font-size-complex="12pt" style:font-weight-complex="normal"/>
    </style:style>
    <style:style style:name="P19" style:family="paragraph" style:parent-style-name="Text_20_body">
      <style:text-properties style:font-name="Liberation Sans1" fo:font-size="12pt" fo:font-weight="normal" officeooo:rsid="0015d116" officeooo:paragraph-rsid="000b9a32" style:font-name-asian="Noto Sans CJK SC" style:font-size-asian="10.5pt" style:font-weight-asian="normal" style:font-name-complex="Lohit Devanagari1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Liberation Sans1" fo:font-size="12pt" fo:font-weight="normal" officeooo:rsid="00192412" officeooo:paragraph-rsid="00192412" style:font-name-asian="Noto Sans CJK SC" style:font-size-asian="10.5pt" style:font-weight-asian="normal" style:font-name-complex="Lohit Devanagari1" style:font-size-complex="12pt" style:font-weight-complex="normal"/>
    </style:style>
    <style:style style:name="P21" style:family="paragraph" style:parent-style-name="Text_20_body">
      <style:text-properties style:font-name="Liberation Sans1" fo:font-size="12pt" fo:font-weight="normal" officeooo:rsid="001807a2" officeooo:paragraph-rsid="001807a2" style:font-name-asian="Noto Sans CJK SC" style:font-size-asian="10.5pt" style:font-weight-asian="normal" style:font-name-complex="Lohit Devanagari1" style:font-size-complex="12pt" style:font-weight-complex="normal"/>
    </style:style>
    <style:style style:name="P22" style:family="paragraph" style:parent-style-name="Text_20_body">
      <style:text-properties style:text-line-through-style="none" style:text-line-through-type="none" style:font-name="Liberation Sans1" fo:font-size="12pt" fo:font-weight="normal" officeooo:rsid="001807a2" officeooo:paragraph-rsid="001867f9" style:font-name-asian="Noto Sans CJK SC" style:font-size-asian="10.5pt" style:font-weight-asian="normal" style:font-name-complex="Lohit Devanagari1" style:font-size-complex="12pt" style:font-weight-complex="normal"/>
    </style:style>
    <style:style style:name="P23" style:family="paragraph" style:parent-style-name="Text_20_body">
      <style:text-properties style:text-line-through-style="none" style:text-line-through-type="none" style:font-name="Liberation Sans1" fo:font-size="12pt" fo:font-weight="normal" officeooo:rsid="001807a2" officeooo:paragraph-rsid="00163806" style:font-name-asian="Noto Sans CJK SC" style:font-size-asian="10.5pt" style:font-weight-asian="normal" style:font-name-complex="Lohit Devanagari1" style:font-size-complex="12pt" style:font-weight-complex="normal"/>
    </style:style>
    <style:style style:name="P24" style:family="paragraph" style:parent-style-name="Text_20_body" style:list-style-name="L2">
      <style:text-properties officeooo:paragraph-rsid="001acbfa"/>
    </style:style>
    <style:style style:name="T1" style:family="text">
      <style:text-properties officeooo:rsid="000b9a32"/>
    </style:style>
    <style:style style:name="T2" style:family="text">
      <style:text-properties fo:font-weight="bold" style:font-name-asian="Noto Sans CJK SC" style:font-weight-asian="bold" style:font-name-complex="Lohit Devanagari1" style:font-weight-complex="bold"/>
    </style:style>
    <style:style style:name="T3" style:family="text">
      <style:text-properties fo:font-weight="bold" officeooo:rsid="0015d116" style:font-name-asian="Noto Sans CJK SC" style:font-weight-asian="bold" style:font-name-complex="Lohit Devanagari1" style:font-weight-complex="bold"/>
    </style:style>
    <style:style style:name="T4" style:family="text">
      <style:text-properties fo:font-weight="bold" officeooo:rsid="001807a2" style:font-name-asian="Noto Sans CJK SC" style:font-weight-asian="bold" style:font-name-complex="Lohit Devanagari1" style:font-weight-complex="bold"/>
    </style:style>
    <style:style style:name="T5" style:family="text">
      <style:text-properties fo:font-weight="bold" officeooo:rsid="00163806" style:font-name-asian="Noto Sans CJK SC" style:font-weight-asian="bold" style:font-name-complex="Lohit Devanagari1" style:font-weight-complex="bold"/>
    </style:style>
    <style:style style:name="T6" style:family="text">
      <style:text-properties fo:font-weight="bold" officeooo:rsid="00192412" style:font-name-asian="Noto Sans CJK SC" style:font-weight-asian="bold" style:font-name-complex="Lohit Devanagari1" style:font-weight-complex="bold"/>
    </style:style>
    <style:style style:name="T7" style:family="text">
      <style:text-properties fo:font-weight="bold" officeooo:rsid="001807a2" style:font-name-asian="Liberation Sans" style:font-weight-asian="bold" style:font-name-complex="Liberation Sans" style:font-weight-complex="bold"/>
    </style:style>
    <style:style style:name="T8" style:family="text">
      <style:text-properties fo:font-weight="normal" style:font-name-asian="Noto Sans CJK SC" style:font-weight-asian="normal" style:font-name-complex="Lohit Devanagari1" style:font-weight-complex="normal"/>
    </style:style>
    <style:style style:name="T9" style:family="text">
      <style:text-properties fo:font-weight="normal" officeooo:rsid="0015d116" style:font-name-asian="Noto Sans CJK SC" style:font-weight-asian="normal" style:font-name-complex="Lohit Devanagari1" style:font-weight-complex="normal"/>
    </style:style>
    <style:style style:name="T10" style:family="text">
      <style:text-properties fo:font-weight="normal" officeooo:rsid="001807a2" style:font-name-asian="Noto Sans CJK SC" style:font-weight-asian="normal" style:font-name-complex="Lohit Devanagari1" style:font-weight-complex="normal"/>
    </style:style>
    <style:style style:name="T11" style:family="text">
      <style:text-properties style:text-line-through-style="none" style:text-line-through-type="none" style:font-name-asian="Noto Sans CJK SC" style:font-name-complex="Lohit Devanagari1"/>
    </style:style>
    <style:style style:name="T12" style:family="text">
      <style:text-properties style:text-line-through-style="none" style:text-line-through-type="none" officeooo:rsid="00163806" style:font-name-asian="Noto Sans CJK SC" style:font-name-complex="Lohit Devanagari1"/>
    </style:style>
    <style:style style:name="T13" style:family="text">
      <style:text-properties style:text-line-through-style="none" style:text-line-through-type="none" fo:font-weight="normal" style:font-name-asian="Noto Sans CJK SC" style:font-weight-asian="normal" style:font-name-complex="Lohit Devanagari1" style:font-weight-complex="normal"/>
    </style:style>
    <style:style style:name="T14" style:family="text">
      <style:text-properties style:text-line-through-style="none" style:text-line-through-type="none" fo:font-weight="normal" officeooo:rsid="00163806" style:font-name-asian="Noto Sans CJK SC" style:font-weight-asian="normal" style:font-name-complex="Lohit Devanagari1" style:font-weight-complex="normal"/>
    </style:style>
    <style:style style:name="T15" style:family="text">
      <style:text-properties style:text-line-through-style="none" style:text-line-through-type="none" fo:font-weight="normal" officeooo:rsid="001807a2" style:font-name-asian="Noto Sans CJK SC" style:font-weight-asian="normal" style:font-name-complex="Lohit Devanagari1" style:font-weight-complex="normal"/>
    </style:style>
    <style:style style:name="T16" style:family="text">
      <style:text-properties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17" style:family="text">
      <style:text-properties fo:font-size="18pt" fo:font-weight="bold" officeooo:rsid="000b9a32" style:font-name-asian="Noto Sans CJK SC" style:font-size-asian="18pt" style:font-weight-asian="bold" style:font-name-complex="Lohit Devanagari1" style:font-size-complex="18pt" style:font-weight-complex="bold"/>
    </style:style>
    <style:style style:name="T18" style:family="text">
      <style:text-properties fo:font-size="18pt" fo:font-weight="bold" officeooo:rsid="0015d116" style:font-name-asian="Noto Sans CJK SC" style:font-size-asian="18pt" style:font-weight-asian="bold" style:font-name-complex="Lohit Devanagari1" style:font-size-complex="18pt" style:font-weight-complex="bold"/>
    </style:style>
    <style:style style:name="T19" style:family="text">
      <style:text-properties officeooo:rsid="0015d116" style:font-name-asian="Noto Sans CJK SC" style:font-name-complex="Lohit Devanagari1"/>
    </style:style>
    <style:style style:name="T20" style:family="text">
      <style:text-properties officeooo:rsid="00163806" style:font-name-asian="Noto Sans CJK SC" style:font-name-complex="Lohit Devanagari1"/>
    </style:style>
    <style:style style:name="T21" style:family="text">
      <style:text-properties officeooo:rsid="001807a2" style:font-name-asian="Noto Sans CJK SC" style:font-name-complex="Lohit Devanagari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<text:span text:style-name="T16">ório</text:span></text:p>
      <text:h text:style-name="P12" text:outline-level="3">Aluno: 231037342 Stevemberg </text:h>
      <text:p text:style-name="P2"/>
      <text:h text:style-name="P10" text:outline-level="1"><text:span text:style-name="T1">Descriç</text:span><text:span text:style-name="T17">ão da cifra </text:span><text:span text:style-name="T18">RSA</text:span></text:h>
      <text:p text:style-name="P13"/>
      <text:list xml:id="list2059737921" text:style-name="L1">
        <text:list-item>
          <text:p text:style-name="P15"><text:span text:style-name="T3">A</text:span><text:span text:style-name="T4">chando números primos</text:span></text:p>
        </text:list-item>
      </text:list>
      <text:p text:style-name="P16"/>
      <text:p text:style-name="P5"><text:span text:style-name="T9"><text:tab/>A cifra faz uso de dois números primos para iniciar seu algorítimo(</text:span><text:span text:style-name="T3">p</text:span><text:span text:style-name="T9"> e </text:span><text:span text:style-name="T3">q</text:span><text:span text:style-name="T9">) que por padrão são números de 1024 bits.</text:span></text:p>
      <text:p text:style-name="P5"><text:span text:style-name="T9"><text:tab/></text:span>Para gerá-los é usado uma função nativa da linguagem Java que gera um número pseudoaleatório e para testar a primalidade usamos um algorítimo probabilístico de teste <text:s/>o Miller-Rabin.</text:p>
      <text:p text:style-name="P18"><text:tab/>Para gerá-los é usado uma função nativa da linguagem Java que gera um número pseudoaleatório e para testar a primalidade usamos um algorítimo probabilístico de teste <text:s/>o Miller-Rabin.</text:p>
      <text:p text:style-name="P9"><text:span text:style-name="T19"><text:tab/>Esse algorítimo incia </text:span><text:span text:style-name="T20">reescrevendo </text:span><text:span text:style-name="T21">o antecessor do número inteiro </text:span><text:span text:style-name="T4">n</text:span><text:span text:style-name="T20"> </text:span><text:span text:style-name="T19">em uma expressão do tipo </text:span><text:span text:style-name="T4">(</text:span><text:span text:style-name="T5">n-1</text:span><text:span text:style-name="T4">)</text:span><text:span text:style-name="T3"> </text:span><text:span text:style-name="T4">= </text:span><text:span text:style-name="T5">(2^k)m</text:span><text:span text:style-name="T20"> onde procura-se o maior </text:span><text:span text:style-name="T5">k</text:span><text:span text:style-name="T20"> possível. Depois é chutado um </text:span><text:span text:style-name="T5">a </text:span><text:span text:style-name="T21">inteiro</text:span><text:span text:style-name="T20"> que esteja dentro do intervalo </text:span><text:span text:style-name="T5">1 &lt; a &lt; n</text:span><text:span text:style-name="T20">.</text:span></text:p>
      <text:p text:style-name="P9"><text:span text:style-name="T20"><text:tab/>Com o</text:span><text:span text:style-name="T5"> a</text:span><text:span text:style-name="T20"> escolhido o elevaremos à</text:span><text:span text:style-name="T5"> (2^r)m</text:span><text:span text:style-name="T20">. Sendo </text:span><text:span text:style-name="T5">r</text:span><text:span text:style-name="T20"> um número </text:span><text:span text:style-name="T21">inteiro</text:span><text:span text:style-name="T20"> no intervalo </text:span></text:p>
      <text:p text:style-name="P4"><text:span text:style-name="T12">-1 &lt; r &lt; k-1</text:span><text:span text:style-name="T14">. </text:span><text:span text:style-name="T13">A cada iteração iremos incrementar em 1 o </text:span><text:span text:style-name="T11">r</text:span><text:span text:style-name="T13"> até que chegue em alguma condição do teorema que o defina como não primo ou estoure(número predefino por nós) a iteração o caracterizando-o como primo.</text:span></text:p>
      <text:p text:style-name="P22"/>
      <text:list xml:id="list41923020757218" text:continue-numbering="true" text:style-name="L1">
        <text:list-item>
          <text:p text:style-name="P17">Geração das chaves</text:p>
          <text:p text:style-name="P17"/>
        </text:list-item>
      </text:list>
      <text:p text:style-name="P3"><text:span text:style-name="T15"><text:tab/>A</text:span><text:span text:style-name="T9">pós é </text:span><text:span text:style-name="T10">inciada o cálculo das chaves com</text:span><text:span text:style-name="T9"> uma multiplicação entre </text:span><text:span text:style-name="T21">p</text:span><text:span text:style-name="T10"> e </text:span><text:span text:style-name="T21">q</text:span><text:span text:style-name="T10"> gerando um número </text:span><text:span text:style-name="T21">n </text:span><text:span text:style-name="T10">e logo após é calculada </text:span><text:span text:style-name="T9">a função Função totiente de Euler </text:span><text:span text:style-name="T10">( </text:span><text:span text:style-name="T21">(p-1) * (q-1)</text:span><text:span text:style-name="T10"> )</text:span><text:span text:style-name="T9"> </text:span><text:span text:style-name="T10">gerando o número </text:span><text:span text:style-name="T21">z</text:span><text:span text:style-name="T10">. </text:span></text:p>
      <text:p text:style-name="P6"><text:span text:style-name="T10"><text:tab/>Por fim e não menos importante é realizado o cálculo dos dois últimos números da geração de chaves o </text:span><text:span text:style-name="T4">e</text:span><text:span text:style-name="T10"> e o </text:span><text:span text:style-name="T4">d. </text:span><text:span text:style-name="T10">Onde </text:span><text:span text:style-name="T4">ed </text:span><text:span text:style-name="T7">≡</text:span><text:span text:style-name="T4"> 1 mod(z)</text:span><text:span text:style-name="T10">, para esse cálculo é procuramos um MDC entre </text:span><text:span text:style-name="T4">z</text:span><text:span text:style-name="T10"> e </text:span><text:span text:style-name="T4">e </text:span><text:span text:style-name="T10">iniciando</text:span><text:span text:style-name="T4"> e </text:span><text:span text:style-name="T10">com o valor 3 o incrementando com 2 a cada iteração para garantirmos não testar um número par. Com </text:span><text:span text:style-name="T4">e</text:span><text:span text:style-name="T10"> podemos então calcular o inverso multiplicativo usando uma função nativa da linguagem e gerando </text:span><text:span text:style-name="T4">d</text:span><text:span text:style-name="T10">.</text:span><text:span text:style-name="T2"> </text:span></text:p>
      <text:list xml:id="list41923932231263" text:continue-numbering="true" text:style-name="L1">
        <text:list-item>
          <text:p text:style-name="P17">Encriptação e Decriptação</text:p>
        </text:list-item>
      </text:list>
      <text:p text:style-name="P6"><text:soft-page-break/><text:span text:style-name="T2"><text:tab/></text:span><text:span text:style-name="T8">A encriptação e decriptação são extremamente simples. Basta selecionar cada caractere</text:span><text:span text:style-name="T2"> </text:span><text:span text:style-name="T6">c</text:span><text:span text:style-name="T2"> </text:span><text:span text:style-name="T8">da mensagem e realizar um cálculo em cima desse caractere do tipo: </text:span></text:p>
      <text:p text:style-name="P7"><draw:frame draw:style-name="fr1" draw:name="Objeto1" text:anchor-type="as-char" svg:y="-0.437cm" svg:width="2.217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8"><text:tab/>Onde </text:span><text:span text:style-name="T2">c</text:span><text:span text:style-name="T8"> é o caractere e </text:span><text:span text:style-name="T2">n</text:span><text:span text:style-name="T8"> é o número da multiplicação de </text:span><text:span text:style-name="T2">p</text:span><text:span text:style-name="T8"> e </text:span><text:span text:style-name="T2">q</text:span><text:span text:style-name="T8">. A decriptação é semelhante só que usando o caracatere cifrado</text:span><text:span text:style-name="T2"> cc </text:span><text:span text:style-name="T8">e o número calculado </text:span><text:span text:style-name="T2">d</text:span><text:span text:style-name="T8">.</text:span></text:p>
      <text:p text:style-name="P20"><draw:frame draw:style-name="fr1" draw:name="Objeto2" text:anchor-type="as-char" svg:y="-0.437cm" svg:width="2.424cm" svg:height="0.557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9"><text:tab/></text:p>
      <text:h text:style-name="P11" text:outline-level="1">Bibliografia</text:h>
      <text:list xml:id="list1299789723" text:style-name="L2">
        <text:list-item>
          <text:p text:style-name="P24"><text:a xlink:type="simple" xlink:href="https://pt.wikipedia.org/wiki/RSA_(sistema_criptográfico)" text:style-name="Internet_20_link" text:visited-style-name="Visited_20_Internet_20_Link">https://pt.wikipedia.org/wiki/RSA_(sistema_criptogr%C3%A1fico)</text:a></text:p>
        </text:list-item>
        <text:list-item>
          <text:p text:style-name="P24"><text:a xlink:type="simple" xlink:href="https://pt.wikipedia.org/wiki/Algoritmo_de_Euclides_estendido" text:style-name="Internet_20_link" text:visited-style-name="Visited_20_Internet_20_Link">https://pt.wikipedia.org/wiki/Algoritmo_de_Euclides_estendido</text:a></text:p>
        </text:list-item>
        <text:list-item>
          <text:p text:style-name="P24"><text:a xlink:type="simple" xlink:href="https://bdm.unb.br/bitstream/10483/7717/1/2013_BrunoCesarDiasRibeiro.pdf" text:style-name="Internet_20_link" text:visited-style-name="Visited_20_Internet_20_Link">https://bdm.unb.br/bitstream/10483/7717/1/2013_BrunoCesarDiasRibeiro.pdf</text:a></text:p>
        </text:list-item>
        <text:list-item>
          <text:p text:style-name="P24"><text:a xlink:type="simple" xlink:href="https://repositorio.ufc.br/bitstream/riufc/28891/3/2017_dis_rpandrade.pdf" text:style-name="Internet_20_link" text:visited-style-name="Visited_20_Internet_20_Link">https://repositorio.ufc.br/bitstream/riufc/28891/3/2017_dis_rpandrade.pdf</text:a></text:p>
        </text:list-item>
        <text:list-item>
          <text:p text:style-name="P24"><text:a xlink:type="simple" xlink:href="https://en.wikibooks.org/wiki/Algorithm_Implementation/Mathematics/Primality_Testing" text:style-name="Internet_20_link" text:visited-style-name="Visited_20_Internet_20_Link">https://en.wikibooks.org/wiki/Algorithm_Implementation/Mathematics/Primality_Testing</text:a></text:p>
        </text:list-item>
        <text:list-item>
          <text:p text:style-name="P24"><text:a xlink:type="simple" xlink:href="https://pt.wikipedia.org/wiki/Inverso_multiplicativo#:~:text=Em%20matemática%2C%20o%20inverso%20multiplicativo,mas%20deve%20ter%20elemento%20neutro" text:style-name="Internet_20_link" text:visited-style-name="Visited_20_Internet_20_Link">https://pt.wikipedia.org/wiki/Inverso_multiplicativo#:~:text=Em%20matem%C3%A1tica%2C%20o%20inverso%20multiplicativo,mas%20deve%20ter%20elemento%20neutro</text:a>.</text:p>
        </text:list-item>
        <text:list-item>
          <text:p text:style-name="P24"><text:a xlink:type="simple" xlink:href="https://www.youtube.com/watch?v=9m8enHN13mw&amp;ab_channel=JeronimoBezerra" text:style-name="Internet_20_link" text:visited-style-name="Visited_20_Internet_20_Link">https://www.youtube.com/watch?v=9m8enHN13mw&amp;ab_channel=JeronimoBezerra</text:a></text:p>
          <text:p text:style-name="P24"/>
        </text:list-item>
      </text:list>
      <text:p text:style-name="P23"><text:tab/></text:p>
      <text:p text:style-name="P21"><text:tab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9:40:57.584804865</meta:creation-date>
    <meta:generator>LibreOffice/7.3.7.2$Linux_X86_64 LibreOffice_project/30$Build-2</meta:generator>
    <dc:date>2023-12-20T04:19:22.344888300</dc:date>
    <meta:editing-duration>PT53M41S</meta:editing-duration>
    <meta:editing-cycles>12</meta:editing-cycles>
    <meta:document-statistic meta:table-count="0" meta:image-count="0" meta:object-count="2" meta:page-count="3" meta:paragraph-count="30" meta:word-count="378" meta:character-count="2603" meta:non-whitespace-character-count="2241"/>
  </office:meta>
</office:document-meta>
</file>

<file path=Object 1/content.xml><?xml version="1.0" encoding="utf-8"?>
<math xmlns="http://www.w3.org/1998/Math/MathML" display="block">
  <semantics>
    <mrow>
      <mrow>
        <msup>
          <mi>c</mi>
          <mi>e</mi>
        </msup>
        <mo stretchy="false">≡</mo>
        <mi mathvariant="italic">mod</mi>
      </mrow>
      <mrow>
        <mo fence="true" form="prefix" stretchy="false">(</mo>
        <mrow>
          <mi>n</mi>
        </mrow>
        <mo fence="true" form="postfix" stretchy="false">)</mo>
      </mrow>
    </mrow>
    <annotation encoding="StarMath 5.0">c^{e}  equiv  mod (n) </annotation>
  </semantics>
</math>
</file>

<file path=Object 2/content.xml><?xml version="1.0" encoding="utf-8"?>
<math xmlns="http://www.w3.org/1998/Math/MathML" display="block">
  <semantics>
    <mrow>
      <mrow>
        <msup>
          <mi mathvariant="italic">cc</mi>
          <mi>d</mi>
        </msup>
        <mo stretchy="false">≡</mo>
        <mi mathvariant="italic">mod</mi>
      </mrow>
      <mrow>
        <mo fence="true" form="prefix" stretchy="false">(</mo>
        <mrow>
          <mi>n</mi>
        </mrow>
        <mo fence="true" form="postfix" stretchy="false">)</mo>
      </mrow>
    </mrow>
    <annotation encoding="StarMath 5.0">cc^{d}  equiv  mod (n) </annotation>
  </semantics>
</math>
</file>